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3">
      <style:text-properties fo:font-size="13pt" style:font-size-asian="13pt" style:font-size-complex="13pt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Система заявок</text:h>
      <text:h text:style-name="P4" text:outline-level="3">Цель системы</text:h>
      <text:p text:style-name="Text_20_body"><text:span text:style-name="T1">Источники заявок хотят, чтобы их проблемы решались быстро и точно.</text:span><text:span text:style-name="T1"><office:annotation><dc:creator>starfall </dc:creator><dc:date>2010-09-28T20:37:38</dc:date><text:p text:style-name="P5"><text:span text:style-name="T2">В имеющихся заявках не начальники назначают подчиненным задачи (как это бывает в системах управления проектами), а подчиненные просят вышестоящие инстанции решить проблему.</text:span></text:p><text:p text:style-name="P5"><text:span text:style-name="T2"/></text:p><text:p text:style-name="P5"><text:span text:style-name="T2">Вопрос: нужно ли предполагать возможность назначения задач «сверху», или такого не требуется?</text:span></text:p></office:annotation></text:span></text:p>
      <text:h text:style-name="P4" text:outline-level="3">Группы заинтересованных лиц</text:h>
      <text:list xml:id="list737664300" text:style-name="L1">
        <text:list-item>
          <text:p text:style-name="P1"><text:span text:style-name="T1">Источники заявок.</text:span></text:p>
        </text:list-item>
        <text:list-item>
          <text:p text:style-name="P1"><text:span text:style-name="T1">Исполнители заявок.</text:span></text:p>
        </text:list-item>
        <text:list-item>
          <text:p text:style-name="P1"><text:span text:style-name="T1">Начальники.</text:span></text:p>
        </text:list-item>
        <text:list-item>
          <text:p text:style-name="P1"><text:span text:style-name="T1">Контролирующие лица (высшее руководство).</text:span></text:p>
        </text:list-item>
      </text:list>
      <text:h text:style-name="P4" text:outline-level="3">Текущие вопросы:</text:h>
      <text:list xml:id="list930256566" text:style-name="L2">
        <text:list-item>
          <text:p text:style-name="P2"><text:span text:style-name="T1">Нужно ли автообновление, как в текущей версии? </text:span></text:p>
        </text:list-item>
      </text:list>
      <text:h text:style-name="P4" text:outline-level="3">Идеи вразнобой<office:annotation><dc:creator>starfall </dc:creator><dc:date>2010-09-28T20:46:57</dc:date><text:p text:style-name="P5"><text:span text:style-name="T2">Мы решили начать с мозгового штурма, но быстро поняли, что не хватает понимания потребностей. В результате пришли к тому, что уже описано выше. Эти идеи оставлены в документе на будущее.</text:span></text:p></office:annotation></text:h>
      <text:list xml:id="list281502051" text:continue-numbering="true" text:style-name="L2">
        <text:list-item>
          <text:p text:style-name="P2"><text:span text:style-name="T1">Timetracking.</text:span></text:p>
        </text:list-item>
        <text:list-item>
          <text:p text:style-name="P2"><text:span text:style-name="T1">Статистика по статусам заявок, скорости реакции, скорости закрытия и т. д.</text:span></text:p>
        </text:list-item>
        <text:list-item>
          <text:p text:style-name="P2"><text:span text:style-name="T1">Типовые тикеты.</text:span></text:p>
        </text:list-item>
        <text:list-item>
          <text:p text:style-name="P2"><text:span text:style-name="T1">Типовые ответы (удобнее, чем в текущей версии).</text:span></text:p>
        </text:list-item>
        <text:list-item>
          <text:p text:style-name="P2"><text:span text:style-name="T1"/></text:p>
        </text:list-item>
      </text:list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rfall </meta:initial-creator>
    <meta:creation-date>2010-09-28T20:19:59</meta:creation-date>
    <dc:date>2010-09-28T20:51:14</dc:date>
    <dc:creator>starfall </dc:creator>
    <meta:editing-duration>PT00H30M30S</meta:editing-duration>
    <meta:editing-cycles>26</meta:editing-cycles>
    <meta:generator>OpenOffice.org/3.2$Unix OpenOffice.org_project/320m12$Build-9483</meta:generator>
    <meta:document-statistic meta:table-count="0" meta:image-count="0" meta:object-count="0" meta:page-count="1" meta:paragraph-count="15" meta:word-count="67" meta:character-count="453"/>
  </office:meta>
</office:document-meta>
</file>